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445in">
            <draw:object draw:notify-on-update-of-ranges="Sheet1.B5:Sheet1.B5 Sheet1.B17:Sheet1.B69 Sheet1.C5:Sheet1.C5 Sheet1.C17:Sheet1.C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6" table:default-cell-style-name="Default"/>
        <table:table-row table:style-name="ro1">
          <table:table-cell table:style-name="ce1"/>
          <table:table-cell table:number-columns-repeated="65"/>
        </table:table-row>
        <table:table-row table:style-name="ro1" table:number-rows-repeated="3">
          <table:table-cell/>
          <table:table-cell table:style-name="ce1"/>
          <table:table-cell table:number-columns-repeated="6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17]" office:value-type="float" office:value="-11.4591559026165" calcext:value-type="float">
            <text:p>-11.4591559026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18]" office:value-type="float" office:value="-22.9183118052329" calcext:value-type="float">
            <text:p>-22.9183118052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180/PI()*[.D19]" office:value-type="float" office:value="-5.72957795130823" calcext:value-type="float">
            <text:p>-5.7295779513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20]" office:value-type="float" office:value="-11.4591559026165" calcext:value-type="float">
            <text:p>-11.4591559026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21]" office:value-type="float" office:value="-22.9183118052329" calcext:value-type="float">
            <text:p>-22.9183118052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2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3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4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5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7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8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9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62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35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6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37]" office:value-type="float" office:value="17.1887338539247" calcext:value-type="float">
            <text:p>17.1887338539</text:p>
          </table:table-cell>
          <table:table-cell table:number-columns-repeated="60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8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0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1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42]" office:value-type="float" office:value="34.3774677078494" calcext:value-type="float">
            <text:p>34.3774677078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43]" office:value-type="float" office:value="40.1070456591576" calcext:value-type="float">
            <text:p>40.107045659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4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4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6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7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48]" office:value-type="float" office:value="17.1887338539247" calcext:value-type="float">
            <text:p>17.1887338539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9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5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1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2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3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5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6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7]" office:value-type="float" office:value="22.9183118052329" calcext:value-type="float">
            <text:p>22.918311805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9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60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62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63]" office:value-type="float" office:value="11.4591559026165" calcext:value-type="float">
            <text:p>11.459155902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65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67]" office:value-type="float" office:value="5.72957795130823" calcext:value-type="float">
            <text:p>5.729577951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9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63"/>
        </table:table-row>
        <table:table-row table:style-name="ro1" table:number-rows-repeated="7">
          <table:table-cell table:number-columns-repeated="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0" office:value-type="float" office:value="-0.3" calcext:value-type="float">
            <text:p>-0.3</text:p>
          </table:table-cell>
          <table:table-cell table:number-columns-repeated="14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6" office:value-type="float" office:value="0.3" calcext:value-type="float">
            <text:p>0.3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3" calcext:value-type="float">
            <text:p>0.3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14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25" calcext:value-type="float">
            <text:p>0.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B5:Sheet1.D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ak Jagtap</meta:initial-creator>
    <meta:creation-date>2017-03-12T21:10:23.548477846</meta:creation-date>
    <dc:date>2017-03-13T00:59:29.403751948</dc:date>
    <dc:creator>Vinayak Jagtap</dc:creator>
    <meta:editing-duration>PT2H1M40S</meta:editing-duration>
    <meta:editing-cycles>1</meta:editing-cycles>
    <meta:document-statistic meta:table-count="1" meta:cell-count="440" meta:object-count="1"/>
    <meta:generator>LibreOffice/4.2.8.2$Linux_X86_64 LibreOffice_project/420m0$Build-2</meta:generator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96cm" svg:y="7.377cm" style:legend-expansion="high" chart:style-name="ch2"/>
        <chart:plot-area chart:style-name="ch3" table:cell-range-address="Sheet1.B5:Sheet1.C5 Sheet1.B17:Sheet1.C69" chart:data-source-has-labels="row" svg:x="0.478cm" svg:y="0.307cm" svg:width="22.004cm" svg:height="14.739cm">
          <chartooo:coordinate-region svg:x="0.769cm" svg:y="0.506cm" svg:width="21.473cm" svg:height="13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7:Sheet1.C69" chart:label-cell-address="Sheet1.C5:Sheet1.C5" chart:class="chart:scatter">
            <chart:domain table:cell-range-address="Sheet1.B17:Sheet1.B69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Sheet1.B17:Sheet1.B69</svg:desc>
                </draw:g>
              </table:table-cell>
              <table:table-cell office:value-type="float" office:value="0.25">
                <text:p>0.25</text:p>
                <draw:g>
                  <svg:desc>Sheet1.C17:Sheet1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